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35f" officeooo:paragraph-rsid="0001235f"/>
    </style:style>
    <style:style style:name="P2" style:family="paragraph" style:parent-style-name="Standard">
      <style:text-properties officeooo:paragraph-rsid="0001235f"/>
    </style:style>
    <style:style style:name="P3" style:family="paragraph" style:parent-style-name="Standard">
      <style:text-properties officeooo:rsid="0001bcfc" officeooo:paragraph-rsid="0001bcfc"/>
    </style:style>
    <style:style style:name="T1" style:family="text">
      <style:text-properties officeooo:rsid="0001235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y favourite drinks contains</text:span></text:p>
      <text:p text:style-name="P3">1. thumbs up.</text:p>
      <text:p text:style-name="P3">2. coca cola.</text:p>
      <text:p text:style-name="P3">3. maza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5:09:46.021641454</meta:creation-date>
    <dc:date>2018-11-15T15:22:11.468447897</dc:date>
    <meta:editing-duration>PT12M2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2" meta:character-count="62" meta:non-whitespace-character-count="54"/>
  </office:meta>
</office:document-meta>
</file>